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60000012BD0D17C6D.png"/>
  <manifest:file-entry manifest:media-type="image/jpeg" manifest:full-path="Pictures/1000000000000CC0000009901819B515.jpg"/>
  <manifest:file-entry manifest:media-type="" manifest:full-path="Pictures/2000000900003C0D000029F7428E60DE.svm"/>
  <manifest:file-entry manifest:media-type="image/png" manifest:full-path="Pictures/10000000000001AD00000187A71632FA.png"/>
  <manifest:file-entry manifest:media-type="image/png" manifest:full-path="Pictures/100000000000014D000001E498E5D019.png"/>
  <manifest:file-entry manifest:media-type="image/png" manifest:full-path="Pictures/1000000000000371000002D0EE68E331.png"/>
  <manifest:file-entry manifest:media-type="image/png" manifest:full-path="Pictures/10000000000001FE000003148AABCCA0.png"/>
  <manifest:file-entry manifest:media-type="image/png" manifest:full-path="Pictures/100000000000022400000192AECCEFDA.png"/>
  <manifest:file-entry manifest:media-type="" manifest:full-path="Pictures/2000004700002D5200001C0DE740F0E3.svm"/>
  <manifest:file-entry manifest:media-type="image/png" manifest:full-path="Pictures/10000000000002B400000297F967F80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018cm solid #000000"/>
    </style:style>
    <style:style style:name="Tabel3.A6"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8" style:family="paragraph" style:parent-style-name="Header">
      <style:paragraph-properties fo:text-align="end" style:justify-single-word="false"/>
    </style:style>
    <style:style style:name="P9" style:family="paragraph" style:parent-style-name="Footer">
      <style:paragraph-properties fo:text-align="end" style:justify-single-word="false"/>
      <style:text-properties style:font-name="Arial1" fo:font-size="12pt" style:font-size-asian="12pt" style:font-size-complex="12pt"/>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20pt" fo:font-weight="bold" style:font-size-asian="20pt" style:font-weight-asian="bold" style:font-size-complex="24pt" style:font-weight-complex="bold"/>
    </style:style>
    <style:style style:name="P11" style:family="paragraph" style:parent-style-name="Standard">
      <style:paragraph-properties fo:line-height="150%" fo:text-align="end" style:justify-single-word="false" fo:padding-left="0cm" fo:padding-right="0cm" fo:padding-top="0cm" fo:padding-bottom="0.035cm" fo:border-left="none" fo:border-right="none" fo:border-top="none" fo:border-bottom="0.035cm solid #000000"/>
      <style:text-properties style:use-window-font-color="true" style:font-name="Arial1" fo:font-size="16pt" style:font-size-asian="16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line-height="150%"/>
      <style:text-properties fo:font-style="normal" style:font-style-asian="normal" style:font-style-complex="normal"/>
    </style:style>
    <style:style style:name="P16" style:family="paragraph" style:parent-style-name="Text_20_body">
      <style:paragraph-properties fo:line-height="150%" fo:text-align="start" style:justify-single-word="false"/>
      <style:text-properties fo:font-style="normal" style:font-style-asian="normal" style:font-style-complex="normal"/>
    </style:style>
    <style:style style:name="P17"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18"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line-height="150%"/>
      <style:text-properties fo:font-weight="normal" style:font-weight-asian="normal" style:font-weight-complex="normal"/>
    </style:style>
    <style:style style:name="P21" style:family="paragraph" style:parent-style-name="Text_20_body">
      <style:text-properties fo:font-weight="normal" fo:background-color="#ffff00" style:font-weight-asian="normal" style:font-weight-complex="normal"/>
    </style:style>
    <style:style style:name="P22"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3"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4"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5" style:family="paragraph" style:parent-style-name="Text_20_body">
      <style:paragraph-properties fo:line-height="150%"/>
      <style:text-properties style:font-name="Arial1"/>
    </style:style>
    <style:style style:name="P26" style:family="paragraph" style:parent-style-name="Text_20_body">
      <style:paragraph-properties fo:line-height="150%"/>
    </style:style>
    <style:style style:name="P27" style:family="paragraph" style:parent-style-name="Text_20_body">
      <style:paragraph-properties fo:line-height="150%" fo:text-align="start" style:justify-single-word="false"/>
    </style:style>
    <style:style style:name="P28"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9" style:family="paragraph" style:parent-style-name="Text_20_body">
      <style:paragraph-properties fo:line-height="150%"/>
      <style:text-properties fo:font-weight="bold" style:font-weight-asian="bold" style:font-weight-complex="bold"/>
    </style:style>
    <style:style style:name="P30" style:family="paragraph" style:parent-style-name="Text_20_body">
      <style:paragraph-properties fo:line-height="150%"/>
      <style:text-properties fo:font-weight="bold" fo:background-color="#ffff00" style:font-weight-asian="bold" style:font-weight-complex="bold"/>
    </style:style>
    <style:style style:name="P31" style:family="paragraph" style:parent-style-name="Text_20_body">
      <style:text-properties fo:font-size="12pt" style:font-size-asian="12pt" style:font-size-complex="12pt"/>
    </style:style>
    <style:style style:name="P32" style:family="paragraph" style:parent-style-name="Text_20_body">
      <style:text-properties fo:font-size="12pt" fo:font-weight="normal" style:font-size-asian="12pt" style:font-weight-asian="normal" style:font-size-complex="12pt" style:font-weight-complex="normal"/>
    </style:style>
    <style:style style:name="P33"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4" style:family="paragraph" style:parent-style-name="Text_20_body">
      <style:paragraph-properties fo:line-height="150%"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Text_20_body">
      <style:paragraph-properties fo:line-height="150%" fo:text-align="center" style:justify-single-word="false"/>
      <style:text-properties fo:font-size="12pt" fo:background-color="#ffff00" style:font-size-asian="12pt" style:font-size-complex="12pt"/>
    </style:style>
    <style:style style:name="P36" style:family="paragraph" style:parent-style-name="Text_20_body">
      <style:text-properties fo:font-size="16pt" style:font-size-asian="16pt" style:font-size-complex="16pt"/>
    </style:style>
    <style:style style:name="P37" style:family="paragraph" style:parent-style-name="Text_20_body">
      <style:paragraph-properties fo:text-align="start" style:justify-single-word="false"/>
      <style:text-properties fo:font-size="16pt" style:font-size-asian="16pt" style:font-size-complex="16pt"/>
    </style:style>
    <style:style style:name="P38" style:family="paragraph" style:parent-style-name="Text_20_body">
      <style:paragraph-properties fo:line-height="150%" fo:text-align="center" style:justify-single-word="false"/>
      <style:text-properties fo:font-variant="normal" fo:text-transform="none" fo:color="#000000" style:text-line-through-style="none" style:font-name="Arial2" fo:font-size="12pt" fo:font-style="normal" style:text-underline-style="none" fo:font-weight="normal" style:text-blinking="false" fo:background-color="#ffff00" style:font-size-asian="12pt" style:font-size-complex="12pt"/>
    </style:style>
    <style:style style:name="P39"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40" style:family="paragraph" style:parent-style-name="Text_20_body">
      <style:text-properties fo:color="#000000" fo:font-weight="normal" fo:background-color="transparent" style:font-weight-asian="normal" style:font-weight-complex="normal"/>
    </style:style>
    <style:style style:name="P41" style:family="paragraph" style:parent-style-name="Text_20_body">
      <style:paragraph-properties fo:line-height="150%" fo:text-align="center" style:justify-single-word="false"/>
      <style:text-properties fo:background-color="#ffff00"/>
    </style:style>
    <style:style style:name="P42" style:family="paragraph" style:parent-style-name="Normal">
      <style:paragraph-properties fo:line-height="150%" fo:text-align="end" style:justify-single-word="false"/>
      <style:text-properties fo:font-weight="bold" style:font-weight-asian="bold" style:font-weight-complex="bold"/>
    </style:style>
    <style:style style:name="P43" style:family="paragraph" style:parent-style-name="Normal">
      <style:paragraph-properties fo:line-height="150%"/>
      <style:text-properties style:use-window-font-color="true" style:font-name="Arial1" fo:font-size="16pt" style:font-size-asian="16pt"/>
    </style:style>
    <style:style style:name="P44"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45"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46" style:family="paragraph" style:parent-style-name="Normal">
      <style:paragraph-properties fo:line-height="150%"/>
      <style:text-properties style:use-window-font-color="true" style:font-name="Arial1" fo:font-size="12pt" style:font-size-asian="12pt" style:font-size-complex="12pt"/>
    </style:style>
    <style:style style:name="P47"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48"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49"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50"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51" style:family="paragraph" style:parent-style-name="Normal">
      <style:paragraph-properties fo:line-height="150%"/>
    </style:style>
    <style:style style:name="P52" style:family="paragraph" style:parent-style-name="Normal">
      <style:paragraph-properties fo:line-height="150%" fo:padding-left="0cm" fo:padding-right="0cm" fo:padding-top="0.035cm" fo:padding-bottom="0cm" fo:border-left="none" fo:border-right="none" fo:border-top="0.053cm solid #000000" fo:border-bottom="none" style:shadow="none"/>
      <style:text-properties style:use-window-font-color="true" style:font-name="Arial1"/>
    </style:style>
    <style:style style:name="P53" style:family="paragraph" style:parent-style-name="Normal">
      <style:paragraph-properties fo:line-height="150%" fo:break-before="page"/>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16.699cm" style:type="right" style:leader-style="dotted" style:leader-text="."/>
        </style:tab-stops>
      </style:paragraph-properties>
    </style:style>
    <style:style style:name="P56" style:family="paragraph" style:parent-style-name="Contents_20_2">
      <style:paragraph-properties>
        <style:tab-stops>
          <style:tab-stop style:position="16.2cm" style:type="right" style:leader-style="dotted" style:leader-text="."/>
        </style:tab-stops>
      </style:paragraph-properties>
    </style:style>
    <style:style style:name="P57" style:family="paragraph" style:parent-style-name="Contents_20_3">
      <style:paragraph-properties>
        <style:tab-stops>
          <style:tab-stop style:position="15.7cm" style:type="right" style:leader-style="dotted" style:leader-text="."/>
        </style:tab-stops>
      </style:paragraph-properties>
    </style:style>
    <style:style style:name="P58"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59" style:family="paragraph" style:parent-style-name="Heading_20_1">
      <style:paragraph-properties fo:text-align="center" style:justify-single-word="false"/>
      <style:text-properties fo:font-size="16pt" style:font-size-asian="16pt" style:font-size-complex="16pt"/>
    </style:style>
    <style:style style:name="P60" style:family="paragraph" style:parent-style-name="Heading_20_1">
      <style:paragraph-properties fo:text-align="start" style:justify-single-word="false"/>
      <style:text-properties fo:font-size="16pt" style:font-size-asian="16pt" style:font-size-complex="16pt"/>
    </style:style>
    <style:style style:name="P61" style:family="paragraph" style:parent-style-name="Heading_20_1">
      <style:paragraph-properties fo:line-height="150%" fo:text-align="start" style:justify-single-word="false"/>
      <style:text-properties fo:font-size="16pt" style:font-size-asian="16pt" style:font-size-complex="16pt"/>
    </style:style>
    <style:style style:name="P62" style:family="paragraph" style:parent-style-name="Heading_20_1">
      <style:paragraph-properties fo:text-align="center" style:justify-single-word="false"/>
    </style:style>
    <style:style style:name="P63" style:family="paragraph" style:parent-style-name="Heading_20_1">
      <style:paragraph-properties fo:text-align="center" style:justify-single-word="false" fo:break-before="page"/>
      <style:text-properties fo:font-size="16pt" style:font-size-asian="16pt" style:font-size-complex="16pt"/>
    </style:style>
    <style:style style:name="P64" style:family="paragraph" style:parent-style-name="Heading_20_2">
      <style:text-properties fo:font-style="normal" style:font-style-asian="normal" style:font-style-complex="normal"/>
    </style:style>
    <style:style style:name="P65" style:family="paragraph" style:parent-style-name="Heading_20_2">
      <style:paragraph-properties fo:line-height="150%"/>
      <style:text-properties fo:font-style="normal" style:font-style-asian="normal" style:font-style-complex="normal"/>
    </style:style>
    <style:style style:name="P66" style:family="paragraph" style:parent-style-name="Heading_20_2">
      <style:paragraph-properties fo:line-height="150%" fo:text-align="start" style:justify-single-word="false"/>
      <style:text-properties fo:font-style="normal" style:font-style-asian="normal" style:font-style-complex="normal"/>
    </style:style>
    <style:style style:name="P67" style:family="paragraph" style:parent-style-name="Heading_20_2">
      <style:text-properties fo:font-size="14pt" fo:font-style="normal" style:font-size-asian="14pt" style:font-style-asian="normal" style:font-size-complex="14pt" style:font-style-complex="normal"/>
    </style:style>
    <style:style style:name="P68" style:family="paragraph" style:parent-style-name="Heading_20_2">
      <style:text-properties fo:font-style="italic" style:font-style-asian="italic" style:font-style-complex="italic"/>
    </style:style>
    <style:style style:name="P69" style:family="paragraph" style:parent-style-name="Heading_20_3">
      <style:text-properties fo:font-size="12pt" style:font-size-asian="12pt" style:font-size-complex="12pt"/>
    </style:style>
    <style:style style:name="P70" style:family="paragraph" style:parent-style-name="Text_20_body" style:list-style-name="L1"/>
    <style:style style:name="P71" style:family="paragraph" style:parent-style-name="Text_20_body" style:list-style-name="L3">
      <style:text-properties fo:font-style="normal" style:font-style-asian="normal" style:font-style-complex="normal"/>
    </style:style>
    <style:style style:name="P72" style:family="paragraph" style:parent-style-name="Text_20_body" style:list-style-name="L4">
      <style:paragraph-properties fo:line-height="150%"/>
      <style:text-properties fo:font-weight="normal" style:font-weight-asian="normal" style:font-weight-complex="normal"/>
    </style:style>
    <style:style style:name="P73" style:family="paragraph" style:parent-style-name="Text_20_body" style:list-style-name="L5">
      <style:paragraph-properties fo:line-height="150%" fo:text-align="start" style:justify-single-word="false"/>
    </style:style>
    <style:style style:name="P74" style:family="paragraph" style:parent-style-name="Text_20_body" style:list-style-name="L9">
      <style:paragraph-properties fo:line-height="150%" fo:text-align="start" style:justify-single-word="false"/>
    </style:style>
    <style:style style:name="P75" style:family="paragraph" style:parent-style-name="Text_20_body" style:list-style-name="L10">
      <style:paragraph-properties fo:line-height="150%" fo:text-align="start" style:justify-single-word="false"/>
    </style:style>
    <style:style style:name="P76" style:family="paragraph" style:parent-style-name="Text_20_body" style:list-style-name="L6">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77" style:family="paragraph" style:parent-style-name="Text_20_body" style:list-style-name="L7">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78" style:family="paragraph" style:parent-style-name="Text_20_body" style:list-style-name="L8">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79" style:family="paragraph" style:parent-style-name="Text_20_body" style:list-style-name="L2">
      <style:paragraph-properties fo:margin-left="2.501cm" fo:margin-right="0cm" fo:text-indent="-0.635cm" style:auto-text-indent="false"/>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language="en" fo:country="US" fo:font-weight="bold" style:font-weight-asian="bold" style:font-size-complex="20pt" style:font-weight-complex="bold"/>
    </style:style>
    <style:style style:name="T6"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8"><text:span text:style-name="Default_20_Paragraph_20_Font"><text:span text:style-name="T2">Projekt: Sorting Industrial Robot</text:span></text:span></text:p>
      <text:p text:style-name="P42"><text:span text:style-name="Default_20_Paragraph_20_Font"><text:span text:style-name="T1">Dato: 01-06-2012</text:span></text:span></text:p>
      <text:p text:style-name="P3"/>
      <text:p text:style-name="P3"/>
      <text:p text:style-name="P3"/>
      <text:p text:style-name="P3"/>
      <text:p text:style-name="P4"/>
      <text:p text:style-name="P10"/>
      <text:p text:style-name="P52">Titel:</text:p>
      <text:p text:style-name="P43"/>
      <text:p text:style-name="P44">Systemarkitektur</text:p>
      <text:p text:style-name="P44">for </text:p>
      <text:p text:style-name="P44">Sorting Industrial Robot</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11"><text:s/><text:span text:style-name="T5">RoboGO</text:span></text:p>
      <text:p text:style-name="P6"/>
      <text:p text:style-name="P6"/>
      <text:p text:style-name="P6"/>
      <text:p text:style-name="P6"><text:span text:style-name="Default_20_Paragraph_20_Font"><text:span text:style-name="T4"/></text:span></text:p>
      <text:p text:style-name="P53"><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45">Ver.</text:p>
          </table:table-cell>
          <table:table-cell table:style-name="Tabel3.A1" office:value-type="string">
            <text:p text:style-name="P45">Dato</text:p>
          </table:table-cell>
          <table:table-cell table:style-name="Tabel3.A1" office:value-type="string">
            <text:p text:style-name="P45">Initialer</text:p>
          </table:table-cell>
          <table:table-cell table:style-name="Tabel3.A1" office:value-type="string">
            <text:p text:style-name="P45">Beskrivelse</text:p>
          </table:table-cell>
        </table:table-row>
        <table:table-row>
          <table:table-cell table:style-name="Tabel3.A1" office:value-type="string">
            <text:p text:style-name="P46">0.1</text:p>
          </table:table-cell>
          <table:table-cell table:style-name="Tabel3.A1" office:value-type="string">
            <text:p text:style-name="P49">02-03-12</text:p>
          </table:table-cell>
          <table:table-cell table:style-name="Tabel3.A1" office:value-type="string">
            <text:p text:style-name="P49">RHT</text:p>
          </table:table-cell>
          <table:table-cell table:style-name="Tabel3.A1" office:value-type="string">
            <text:p text:style-name="P47">Første udkast lavet fra sidste projekt.</text:p>
          </table:table-cell>
        </table:table-row>
        <table:table-row>
          <table:table-cell table:style-name="Tabel3.A1" office:value-type="string">
            <text:p text:style-name="P49">0.2</text:p>
          </table:table-cell>
          <table:table-cell table:style-name="Tabel3.A1" office:value-type="string">
            <text:p text:style-name="P49">25-05-12</text:p>
          </table:table-cell>
          <table:table-cell table:style-name="Tabel3.A1" office:value-type="string">
            <text:p text:style-name="P49">SLT</text:p>
          </table:table-cell>
          <table:table-cell table:style-name="Tabel3.A1" office:value-type="string">
            <text:p text:style-name="P47">Tilføjet definitioner og system oversigt.</text:p>
          </table:table-cell>
        </table:table-row>
        <table:table-row>
          <table:table-cell table:style-name="Tabel3.A1" office:value-type="string">
            <text:p text:style-name="P49">0.3</text:p>
          </table:table-cell>
          <table:table-cell table:style-name="Tabel3.A1" office:value-type="string">
            <text:p text:style-name="P47">30-05-12</text:p>
          </table:table-cell>
          <table:table-cell table:style-name="Tabel3.A1" office:value-type="string">
            <text:p text:style-name="P49">SLT, RHT</text:p>
          </table:table-cell>
          <table:table-cell table:style-name="Tabel3.A1" office:value-type="string">
            <text:p text:style-name="P48">Tilføjet process view og deployment view.</text:p>
          </table:table-cell>
        </table:table-row>
        <table:table-row>
          <table:table-cell table:style-name="Tabel3.A1" office:value-type="string">
            <text:p text:style-name="P49"/>
          </table:table-cell>
          <table:table-cell table:style-name="Tabel3.A1" office:value-type="string">
            <text:p text:style-name="P49"/>
          </table:table-cell>
          <table:table-cell table:style-name="Tabel3.A1" office:value-type="string">
            <text:p text:style-name="P49"/>
          </table:table-cell>
          <table:table-cell table:style-name="Tabel3.A1" office:value-type="string">
            <text:p text:style-name="P50"/>
          </table:table-cell>
        </table:table-row>
        <table:table-row>
          <table:table-cell table:style-name="Tabel3.A6" office:value-type="string">
            <text:p text:style-name="P49"/>
          </table:table-cell>
          <table:table-cell table:style-name="Tabel3.A6" office:value-type="string">
            <text:p text:style-name="P49"/>
          </table:table-cell>
          <table:table-cell table:style-name="Tabel3.A6" office:value-type="string">
            <text:p text:style-name="P49"/>
          </table:table-cell>
          <table:table-cell table:style-name="Tabel3.A6" office:value-type="string">
            <text:p text:style-name="P50"/>
          </table:table-cell>
        </table:table-row>
        <table:table-row>
          <table:table-cell table:style-name="Tabel3.A6" office:value-type="string">
            <text:p text:style-name="P49"/>
          </table:table-cell>
          <table:table-cell table:style-name="Tabel3.A6" office:value-type="string">
            <text:p text:style-name="P49"/>
          </table:table-cell>
          <table:table-cell table:style-name="Tabel3.A6" office:value-type="string">
            <text:p text:style-name="P49"/>
          </table:table-cell>
          <table:table-cell table:style-name="Tabel3.A6" office:value-type="string">
            <text:p text:style-name="P50"/>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4">Indholdsfortegnelse</text:p>
          </text:index-title>
          <text:p text:style-name="P55">Introduktion<text:tab/>5</text:p>
          <text:p text:style-name="P56">Formål<text:tab/>5</text:p>
          <text:p text:style-name="P56">Referencer<text:tab/>5</text:p>
          <text:p text:style-name="P56">Definitioner<text:tab/>5</text:p>
          <text:p text:style-name="P56">Dokumentstruktur og læsevejledning<text:tab/>5</text:p>
          <text:p text:style-name="P56">Dokumentets rolle i en iterativ udvikling<text:tab/>6</text:p>
          <text:p text:style-name="P55">System oversigt<text:tab/>7</text:p>
          <text:p text:style-name="P56">System kontekst<text:tab/>7</text:p>
          <text:p text:style-name="P56">System introduktion<text:tab/>7</text:p>
          <text:p text:style-name="P55">Systemets grænseflader<text:tab/>7</text:p>
          <text:p text:style-name="P56">Grænseflader til personaktører<text:tab/>7</text:p>
          <text:p text:style-name="P56">Grænseflader til eksterne system aktører<text:tab/>8</text:p>
          <text:p text:style-name="P56">Grænseflader til hardware aktører<text:tab/>8</text:p>
          <text:p text:style-name="P56">Grænseflader til software aktører<text:tab/>8</text:p>
          <text:p text:style-name="P55">Use case view<text:tab/>8</text:p>
          <text:p text:style-name="P56">Oversigt<text:tab/>8</text:p>
          <text:p text:style-name="P55">Logisk view<text:tab/>8</text:p>
          <text:p text:style-name="P56">Oversigt<text:tab/>8</text:p>
          <text:p text:style-name="P56">Use case realiseringer<text:tab/>8</text:p>
          <text:p text:style-name="P56">Use-case X: XXX<text:tab/>8</text:p>
          <text:p text:style-name="P56">Use-case 4: Manuelt Styre<text:tab/>8</text:p>
          <text:p text:style-name="P56">Beskrivelse<text:tab/>10</text:p>
          <text:p text:style-name="P55">Process view<text:tab/>10</text:p>
          <text:p text:style-name="P56">Oversigt over processer<text:tab/>10</text:p>
          <text:p text:style-name="P56">Implementering<text:tab/>10</text:p>
          <text:p text:style-name="P56">Kommunikation og synkronisering<text:tab/>10</text:p>
          <text:p text:style-name="P56">Procesbeskrivelser<text:tab/>11</text:p>
          <text:p text:style-name="P57">GUI tråd:<text:tab/>11</text:p>
          <text:p text:style-name="P57">ScriptRunner tråd:<text:tab/>12</text:p>
          <text:p text:style-name="P57">Logger tråd:<text:tab/>13</text:p>
          <text:p text:style-name="P57">Info tråd:<text:tab/>14</text:p>
          <text:p text:style-name="P55">Deployment view<text:tab/>15</text:p>
          <text:p text:style-name="P56">Oversigt over systemkonfigureringer<text:tab/>15</text:p>
          <text:p text:style-name="P56">Node beskrivelser<text:tab/>15</text:p>
          <text:p text:style-name="P57">SCORBOT-ER4u:<text:tab/>15</text:p>
          <text:p text:style-name="P57">USB-Controller:<text:tab/>15</text:p>
          <text:p text:style-name="P57">STK500:<text:tab/>15</text:p>
          <text:p text:style-name="P57">Workstation:<text:tab/>15</text:p>
          <text:p text:style-name="P57">Sensor:<text:tab/>16</text:p>
          <text:p text:style-name="P57">Conveyerbelt:<text:tab/>16</text:p>
          <text:p text:style-name="P57">Weight:<text:tab/>16</text:p>
          <text:p text:style-name="P55">Development view<text:tab/>16</text:p>
          <text:p text:style-name="P56">Oversigt<text:tab/>16</text:p>
          <text:p text:style-name="P56">Komponentbeskrivelser<text:tab/>16</text:p>
          <text:p text:style-name="P55">Generelle designbeslutninger<text:tab/>16</text:p>
          <text:p text:style-name="P56">Arkitekturmål og begrænsninger<text:tab/>16</text:p>
          <text:p text:style-name="P56">Arkitektur mønstre<text:tab/>16</text:p>
          <text:p text:style-name="P56">Generelle brugergrænsefladeregler<text:tab/>17</text:p>
          <text:p text:style-name="P56"><text:soft-page-break/>Fejlhåndtering<text:tab/>17</text:p>
          <text:p text:style-name="P56">Implementeringssprog og værktøjer<text:tab/>17</text:p>
          <text:p text:style-name="P56">Implementeringsbiblioteker<text:tab/>17</text:p>
          <text:p text:style-name="P55">Størrelse og ydelse<text:tab/>17</text:p>
          <text:p text:style-name="P55">Kvalitet<text:tab/>17</text:p>
          <text:p text:style-name="P55">Oversættelse <text:tab/>18</text:p>
          <text:p text:style-name="P56">Oversættelse-hardware<text:tab/>18</text:p>
          <text:p text:style-name="P56">Oversættelse-software<text:tab/>18</text:p>
          <text:p text:style-name="P56">Oversættelse og linkning<text:tab/>18</text:p>
          <text:p text:style-name="P56">Installation<text:tab/>18</text:p>
          <text:p text:style-name="P55">Kørsel<text:tab/>18</text:p>
          <text:p text:style-name="P56">Kørsels-hardware<text:tab/>18</text:p>
          <text:p text:style-name="P56">Kørsels-software<text:tab/>18</text:p>
          <text:p text:style-name="P56">Start og stop<text:tab/>18</text:p>
          <text:p text:style-name="P56">Informationsdisplay<text:tab/>19</text:p>
          <text:p text:style-name="P55">Bilag<text:tab/>19</text:p>
        </text:index-body>
      </text:table-of-content>
      <text:p text:style-name="P5"/>
      <text:h text:style-name="P63" text:outline-level="1">Introduktion</text:h>
      <text:h text:style-name="P64"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64" text:outline-level="2">Referencer</text:h>
      <text:p text:style-name="Text_20_body">[1] Kravspecifikation</text:p>
      <text:p text:style-name="Text_20_body">[2] Doxygen generet kode dokumentation.</text:p>
      <text:h text:style-name="P64" text:outline-level="2">Definitioner</text:h>
      <text:p text:style-name="P19">GUI = Graphical User Interface – også kendt som den grafiske brugergrænseflade.</text:p>
      <text:p text:style-name="P19">WPF = Windows Presentation Foundation.</text:p>
      <text:p text:style-name="P19">3D = Tre dimensionelt.</text:p>
      <text:p text:style-name="P19">SIR = Sorting Industrial Robot </text:p>
      <text:h text:style-name="P64"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5"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64" text:outline-level="2">Dokumentets rolle i en iterativ udvikling</text:h>
      <text:p text:style-name="Text_20_body">Selve dokumentet består af dokumentationen fra de fire iterationer. </text:p>
      <text:p text:style-name="Text_20_body">I iterationerne er der arbejdet <text:s/>med:</text:p>
      <text:list xml:id="list20512922" text:style-name="L1">
        <text:list-item>
          <text:p text:style-name="P70">Udarbejdelse af use-cases i kravspecifikation.</text:p>
        </text:list-item>
        <text:list-item>
          <text:p text:style-name="P70">Design af use-cases.</text:p>
        </text:list-item>
      </text:list>
      <text:list xml:id="list20515926" text:style-name="L2">
        <text:list-item>
          <text:p text:style-name="P79">Sekvensdiagrammer.</text:p>
        </text:list-item>
        <text:list-item>
          <text:p text:style-name="P79">Klassebeskrivelser (Doxygen).</text:p>
        </text:list-item>
        <text:list-item>
          <text:p text:style-name="P79">Klassediagrammer.</text:p>
        </text:list-item>
      </text:list>
      <text:list xml:id="list20534530" text:continue-list="list20512922" text:style-name="L1">
        <text:list-item>
          <text:p text:style-name="P70">Implementering af use-cases.</text:p>
        </text:list-item>
        <text:list-item>
          <text:p text:style-name="P70">Unit test og integrationstest.</text:p>
        </text:list-item>
        <text:list-item>
          <text:p text:style-name="P70">Accepttest udarbejdet ud fra kravspecifikationen.</text:p>
        </text:list-item>
        <text:list-item>
          <text:p text:style-name="P70">Udarbejdelse af projektrapport.</text:p>
        </text:list-item>
      </text:list>
      <text:p text:style-name="Text_20_body"/>
      <text:p text:style-name="P13"/>
      <text:p text:style-name="P13"/>
      <text:p text:style-name="P13"><text:soft-page-break/></text:p>
      <text:p text:style-name="P13"/>
      <text:h text:style-name="P59" text:outline-level="1">System oversigt</text:h>
      <text:h text:style-name="P64" text:outline-level="2">System kontekst</text:h>
      <text:p text:style-name="P40">Se kravspecifikation for aktør-kontekst diagram. </text:p>
      <text:h text:style-name="P64" text:outline-level="2">System introduktion</text:h>
      <text:p text:style-name="P20">Systemet har det formål, at den skal lade en bruger af systemet styre en robot gennem den grafiske brugergrænseflade. Robotten kan foretage målinger af klodser, <text:s/>enten manuelt, eller brugeren kan skrive et script der automatiserer, alt dette sker igennem en GUI. </text:p>
      <text:p text:style-name="P20">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6">Systemet skal løbende logge systemevents, eftersom det vil være en fordel for brugeren at følge med i, hvad der foretages under systemets kørsel.</text:p>
      <text:p text:style-name="P26">Endvidere er det påkrævet af systemet, at det skal være muligt at køre sorteringsprocessen på baggrund af en simulator.</text:p>
      <text:h text:style-name="P62" text:outline-level="1">Systemets grænseflader</text:h>
      <text:h text:style-name="P64" text:outline-level="2">Grænseflader til person aktører</text:h>
      <text:p text:style-name="P20">Grænsefladerne til person aktøren ”Bruger” er lavet ud fra Windows' WPF. Det er gjort muligt, at tastaturet og musen kan anvendes til at interagere med den visuelle brugergrænseflade. Aktøren ”Bruger” kræver et login for at anvende SIR, og når ”Bruger” har logget ind, kan den anvende systemet, dens funktionaliteter og modtage informationer. </text:p>
      <text:p text:style-name="P30"/>
      <text:p text:style-name="P20"><text:soft-page-break/></text:p>
      <text:h text:style-name="P64" text:outline-level="2">Grænseflader til eksterne system aktører</text:h>
      <text:p text:style-name="P21">Skal have et kommunikationsdiagrammet mellem STK500 og PC.</text:p>
      <text:h text:style-name="P64" text:outline-level="2">Grænseflader til hardware aktører</text:h>
      <text:p text:style-name="P19">Controller USB, Digital Input. RS232</text:p>
      <text:h text:style-name="P64" text:outline-level="2">Grænseflader til software aktører</text:h>
      <text:p text:style-name="P19">USBC.DLL</text:p>
      <text:h text:style-name="P59" text:outline-level="1">Use case view</text:h>
      <text:h text:style-name="P64" text:outline-level="2">Oversigt</text:h>
      <text:p text:style-name="P19">Se use cases under Kravspecifikationen.</text:p>
      <text:h text:style-name="P59" text:outline-level="1">Logisk view</text:h>
      <text:h text:style-name="P64" text:outline-level="2">Oversigt</text:h>
      <text:p text:style-name="P14"/>
      <text:p text:style-name="P14">I vores implementering af systemet er der så vidt muligt forsøgt at opdele implemetering over flere pakker.</text:p>
      <text:list xml:id="list20502233" text:style-name="L3">
        <text:list-item>
          <text:p text:style-name="P71">GUI / View</text:p>
        </text:list-item>
        <text:list-item>
          <text:p text:style-name="P71">ViewModel</text:p>
        </text:list-item>
        <text:list-item>
          <text:p text:style-name="P71">SystemControl</text:p>
        </text:list-item>
        <text:list-item>
          <text:p text:style-name="P71">SQLInteraction</text:p>
        </text:list-item>
      </text:list>
      <text:p text:style-name="P14"><draw:frame draw:style-name="fr2" draw:name="Ramme1" text:anchor-type="paragraph" svg:x="4.062cm" svg:y="-0.044cm" svg:width="8.167cm" draw:z-index="2"><draw:text-box fo:min-height="5.57cm"><text:p text:style-name="Illustration"><draw:frame draw:style-name="fr6" draw:name="grafik2" text:anchor-type="paragraph" svg:x="0.004cm" svg:y="0.002cm" svg:width="8.167cm" style:rel-width="100%" svg:height="5.57cm" style:rel-height="scale" draw:z-index="3"><draw:image xlink:href="Pictures/100000000000022400000192AECCEFDA.png" xlink:type="simple" xlink:show="embed" xlink:actuate="onLoad"/></draw:frame>Illustration <text:sequence text:ref-name="refIllustration1" text:name="Illustration" text:formula="ooow:Illustration+1" style:num-format="1">2</text:sequence>: Oversigt over lagerne i kodesystemet</text:p></draw:text-box></draw:frame></text:p>
      <text:p text:style-name="P14"/>
      <text:p text:style-name="P14"/>
      <text:p text:style-name="P14"/>
      <text:p text:style-name="P14"/>
      <text:p text:style-name="P14"/>
      <text:p text:style-name="P14"/>
      <text:p text:style-name="P14"/>
      <text:p text:style-name="P14"/>
      <text:p text:style-name="P14"/>
      <text:p text:style-name="P14"><text:soft-page-break/>De forskellige pakker har så vidt muligt kun afhængigheder med ting på samme niveau eller længere nede i hierarkiet, så opdelingen fungerer som lagdeling. Til denne lagdeling bruges der MVVM, dette giver også en separation af vores logik og data præsentation, hvilket også gør det muligt for os at skifte de forskellige lag ud senere hen, hvis der skulle være behøv for det. </text:p>
      <text:p text:style-name="P17">GUI: </text:p>
      <text:p text:style-name="P18">I denne del er alt det, der skal ses på GUI'en i Views laget. Alle de grafiske funktionaliteter betjenes og ses herfra. Disse indebær manuelt styring, IDE, simulation og database.</text:p>
      <text:p text:style-name="P18"/>
      <text:p text:style-name="P17">ViewModel:</text:p>
      <text:p text:style-name="P18">Her blev den logik som View benytter sig af implementeret. Her kan der blandt andet nævnes IDE og Simulator, som indeholder commands hvilket vi bruger til specifikke operationer. <text:s/></text:p>
      <text:p text:style-name="P18"/>
      <text:p text:style-name="P17">SystemControl:</text:p>
      <text:p text:style-name="P18">Her har vi f.eks. robot klassen, denne klasse tager sig af meget generel funktionalitet for projektet, idet vi bruger de wrappede funktioner af .DLL filen, disse kan så bruges til at styre robotten. </text:p>
      <text:p text:style-name="P18"/>
      <text:p text:style-name="P17">SQLInteraction:</text:p>
      <text:p text:style-name="P18">Denne del tager sig at at oprette forbindelse til databasen og hente værdier derfra. </text:p>
      <text:p text:style-name="P15"/>
      <text:h text:style-name="P65" text:outline-level="2">Klasse diagram </text:h>
      <text:p text:style-name="P20">Systemets klassediagram blev autogenereret af Visual Studio 2010's <text:s/>Architecture funktionen. Diagrammet viser opbygningen af systemet og klassernes individuelle afhængigheder. Diagrammet fylder meget, derfor henvises til bilag.</text:p>
      <text:p text:style-name="P5"/>
      <text:h text:style-name="P65" text:outline-level="2"><text:soft-page-break/>Sekvens diagrammer</text:h>
      <text:h text:style-name="P65" text:outline-level="2">Use-case 3: Foretage manuel styring</text:h>
      <text:p text:style-name="P26"><draw:frame draw:style-name="fr1" draw:name="Ramme2" text:anchor-type="paragraph" svg:width="16.699cm" draw:z-index="4"><draw:text-box fo:min-height="6.075cm"><text:p text:style-name="Illustration"><draw:frame draw:style-name="fr6" draw:name="graphics7" text:anchor-type="paragraph" svg:x="0.004cm" svg:y="0.002cm" svg:width="16.699cm" style:rel-width="100%" svg:height="6.075cm" style:rel-height="scale" draw:z-index="5"><draw:image xlink:href="Pictures/10000000000003360000012BD0D17C6D.png" xlink:type="simple" xlink:show="embed" xlink:actuate="onLoad"/></draw:frame><draw:frame draw:style-name="fr6" draw:name="grafik4" text:anchor-type="paragraph" svg:x="0.004cm" svg:y="0.002cm" svg:width="16.699cm" style:rel-width="100%" svg:height="6.075cm" style:rel-height="scale" draw:z-index="20"><draw:image xlink:href="Pictures/10000000000003360000012BD0D17C6D.png" xlink:type="simple" xlink:show="embed" xlink:actuate="onLoad"/></draw:frame>Illustration <text:sequence text:ref-name="refIllustration2" text:name="Illustration" text:formula="ooow:Illustration+1" style:num-format="1">3</text:sequence>:Sekvensdiagram for usecase 3</text:p></draw:text-box></draw:frame></text:p>
      <text:p text:style-name="P29">Beskrivelse:</text:p>
      <text:p text:style-name="P20">Denne er lavet i tre dele:</text:p>
      <text:list xml:id="list20507678" text:style-name="L4">
        <text:list-item>
          <text:p text:style-name="P72">View(GUIManualSteering)</text:p>
        </text:list-item>
        <text:list-item>
          <text:p text:style-name="P72">ViewModel(ViewModelManualSteering)</text:p>
        </text:list-item>
        <text:list-item>
          <text:p text:style-name="P72">Model(ManualController med forbindelse videre til IRobot)</text:p>
        </text:list-item>
      </text:list>
      <text:p text:style-name="P20">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20">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20">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20"><text:soft-page-break/>ManualController har så mere generelle funktioner for bevægelse af robotten, som er forbundet videre til Factory´s ”currentIRobotInstance”. Dette betyder, at manuel styring kan ved kodeeksekvering skifte mellem at blive kørt på Robotten og Simulatoren ude fra styresystemet.</text:p>
      <text:p text:style-name="P20">Hvis brugeren ikke ønsker at bevæge robotten rundt, men derimod bare ønsker at åbne gripperen, ses det her. Brugeren trykker på Close Gripper, som så bliver sendt videre. Vi ser i Robot, at movementlock.WaitOne() bliver kaldt, dette er vores semaphore, som vi bruger i forbindelse med WatchMotion, dette sørger for synkronisering, dvs. der er ingen andre funktioner som kan gå ind og begynde at blive eksekveret før at vi har fået et callback. Udover synkroniseringsmekanismen med WatchMotion, ser vi hvordan closGripper bliver kaldt igennem de forskellige lag. Vi har Wrapper, hvori funktioneren fra DLL filen er blevet wrappet til C# kode, derefter går vi videre ned i lagene, til vi til sidst når USBC.DLL, så sker det førnævnte callback. Til at modtage dette callback, bruges der en delegate oppe på Robot niveau, når denne modtages, slipper vi den semaphore vi tidligere tog. </text:p>
      <text:p text:style-name="P20"/>
      <text:p text:style-name="P20"/>
      <text:p text:style-name="P20"/>
      <text:p text:style-name="P20"/>
      <text:p text:style-name="P20"/>
      <text:p text:style-name="P20"/>
      <text:p text:style-name="P20"/>
      <text:h text:style-name="P67" text:outline-level="2"><text:soft-page-break/>Use Case 12: Måle vægten af objekter.</text:h>
      <text:p text:style-name="P37"><draw:frame draw:style-name="fr2" draw:name="Ramme3" text:anchor-type="paragraph" svg:x="0.215cm" svg:y="0.28cm" svg:width="14.977cm" draw:z-index="6"><draw:text-box fo:min-height="11.718cm"><text:p text:style-name="Illustration"><draw:frame draw:style-name="fr6" draw:name="grafik3" text:anchor-type="paragraph" svg:x="0.004cm" svg:y="0.002cm" svg:width="14.977cm" style:rel-width="100%" svg:height="11.718cm" style:rel-height="scale" draw:z-index="7"><draw:image xlink:href="Pictures/1000000000000371000002D0EE68E331.png" xlink:type="simple" xlink:show="embed" xlink:actuate="onLoad"/></draw:frame>Illustration <text:sequence text:ref-name="refIllustration3" text:name="Illustration" text:formula="ooow:Illustration+1" style:num-format="1">4</text:sequence>:Sekvensdiagram for usecase 12</text:p></draw:text-box></draw:frame></text:p>
      <text:p text:style-name="P39">Beskrivelse</text:p>
      <text:p text:style-name="P34">Her ses et build kald, hvor der vil hentes vægten af en klods. Brugeren sender en anmodning via GUI'en som kalder sin binding til IdeViewModel. I ideViewModel kaldes scriptrunner og verificerer kommandoen via python. Derefter kalder den funktionen getWeight() i robot klassen, som kalder readADC i serielSTK. I serielSTK tjekkes COM porten, åbnes og sender et R streng til STKKittet.</text:p>
      <text:p text:style-name="P34">STKKittet modtager R strengen og udfører et AD konvertering, hvor der bliver sendt værdien tilbage i COM porten. Værdien bliver konverteret i seriekSTK og returneret.</text:p>
      <text:p text:style-name="P33"><text:s text:c="2"/></text:p>
      <text:p text:style-name="P37"/>
      <text:h text:style-name="P59" text:outline-level="1"><text:soft-page-break/>Process view</text:h>
      <text:h text:style-name="P64" text:outline-level="2">Oversigt over processer</text:h>
      <text:p text:style-name="P14">I dette view vises, hvorledes de enkelte processer i systemet kommunikerer. Vi har fire tråde, og herunder ses, hvordan de kommunikerer med hinanden.</text:p>
      <text:p text:style-name="P41"><draw:frame draw:style-name="fr1" draw:name="Ramme4" text:anchor-type="paragraph" svg:width="16.699cm" draw:z-index="8"><draw:text-box fo:min-height="12.524cm"><text:p text:style-name="Illustration"><draw:frame draw:style-name="fr6" draw:name="graphics8" text:anchor-type="paragraph" svg:x="0.004cm" svg:y="0.002cm" svg:width="16.699cm" style:rel-width="100%" svg:height="12.524cm" style:rel-height="scale" draw:z-index="9"><draw:image xlink:href="Pictures/1000000000000CC0000009901819B515.jpg" xlink:type="simple" xlink:show="embed" xlink:actuate="onLoad"/></draw:frame>Illustration <text:sequence text:ref-name="refIllustration4" text:name="Illustration" text:formula="ooow:Illustration+1" style:num-format="1">5</text:sequence>:Process view, hånd tegnet</text:p></draw:text-box></draw:frame></text:p>
      <text:h text:style-name="P64" text:outline-level="2">Implementering</text:h>
      <text:p text:style-name="P27">Vi har lavet en tråd klasse(ThreadHandling), hvorfra man laver og kontrollerer trådene i systemet. Dette blev implementeret for at gøre det nemmere at lave tråde samt lukke dem alle ned, når programmet afsluttes, så der ikke var løse tråde til sidst, der kørte i baggrunden.</text:p>
      <text:p text:style-name="P27">Selve trådene er så lavet med standard C# tråde(System.Threading.Thread).</text:p>
      <text:h text:style-name="P64" text:outline-level="2"><text:soft-page-break/>Kommunikation og synkronisering</text:h>
      <text:p text:style-name="P27">Til at styre trådene har vi den almindelige join funktion i trådklassen.</text:p>
      <text:p text:style-name="P27">Til synkronisering af loggeren har vi brugt WaitHandle klassen for at kunne signalere, når der er events, der skal logges.</text:p>
      <text:p text:style-name="P27">Ved de klasser, der bliver delt mellem trådene gennem fabrikklassen (Factory), har vi brugt volatile objekter og låst (Lock{}) de områder, hvor man bruger deres instansreferencer. Dette er gjort for, at instansreferencerne ikke bliver sat flere gange f.eks. to robot forbindelser bliver lavet.</text:p>
      <text:h text:style-name="P64" text:outline-level="2">Procesbeskrivelser</text:h>
      <text:h text:style-name="P69" text:outline-level="3">GUI tråd:</text:h>
      <text:p text:style-name="P32">Beskrivelse:</text:p>
      <text:p text:style-name="P31">GUI tråden startes op, når systemet initieres, og det er også vores main tråd, der starter de andre tråde. Procesfiguren for GUI tråden kan ses i procesfiguren for ScriptRunner.</text:p>
      <text:p text:style-name="P32">Levetid:</text:p>
      <text:p text:style-name="P31">Fra program start til slut.</text:p>
      <text:p text:style-name="P32">Aktiv:</text:p>
      <text:p text:style-name="P31">Aktiv hele tiden.</text:p>
      <text:p text:style-name="P31"/>
      <text:h text:style-name="P69" text:outline-level="3"><text:soft-page-break/>ScriptRunner tråd:</text:h>
      <text:p text:style-name="P35"><draw:frame draw:style-name="fr3" draw:name="Ramme5" text:anchor-type="paragraph" svg:x="1.468cm" svg:y="0.016cm" svg:width="12.94cm" draw:z-index="10"><draw:text-box fo:min-height="16.408cm"><text:p text:style-name="Illustration"><draw:frame draw:style-name="fr6" draw:name="graphics4" text:anchor-type="paragraph" svg:x="0.004cm" svg:y="0.002cm" svg:width="12.94cm" style:rel-width="100%" svg:height="16.408cm" style:rel-height="scale" draw:z-index="11"><draw:image xlink:href="Pictures/10000000000001FE000003148AABCCA0.png" xlink:type="simple" xlink:show="embed" xlink:actuate="onLoad"/></draw:frame>Illustration <text:sequence text:ref-name="refIllustration5" text:name="Illustration" text:formula="ooow:Illustration+1" style:num-format="1">6</text:sequence>:Aktivitestdiagram for ScriptRunner tråd samt GUI-tråden</text:p></draw:text-box></draw:frame></text:p>
      <text:p text:style-name="P31">Beskrivelse:</text:p>
      <text:p text:style-name="P31">Bliver kørt hver gang noget kode fra IDE´en skal udføres. </text:p>
      <text:p text:style-name="P31">Levetid:</text:p>
      <text:p text:style-name="P31">Fra building til slut. </text:p>
      <text:p text:style-name="P31">Aktiv:</text:p>
      <text:p text:style-name="P31">Mens koden bliver kørt.</text:p>
      <text:h text:style-name="P69" text:outline-level="3"><text:soft-page-break/>Logger tråd:</text:h>
      <text:p text:style-name="P35"><draw:frame draw:style-name="fr4" draw:name="Ramme6" text:anchor-type="paragraph" svg:width="13.834cm" draw:z-index="12"><draw:text-box fo:min-height="13.254cm"><text:p text:style-name="Illustration"><draw:frame draw:style-name="fr6" draw:name="graphics5" text:anchor-type="paragraph" svg:x="0.004cm" svg:y="0.002cm" svg:width="13.834cm" style:rel-width="100%" svg:height="13.254cm" style:rel-height="scale" draw:z-index="13"><draw:image xlink:href="Pictures/10000000000002B400000297F967F80D.png" xlink:type="simple" xlink:show="embed" xlink:actuate="onLoad"/></draw:frame>Illustration <text:sequence text:ref-name="refIllustration6" text:name="Illustration" text:formula="ooow:Illustration+1" style:num-format="1">7</text:sequence>:Aktivitetsdiagram for Logger tråd</text:p></draw:text-box></draw:frame></text:p>
      <text:p text:style-name="P31">Beskrivelse:</text:p>
      <text:p text:style-name="P31">Denne tråd bliver startet, når loggeren bliver initialiseret og venter, indtil den bliver bedt om at logge. Logningen sker ved, at der bliver kaldt en funktion på den, som adder en log besked til en liste. Listen bliver så tjekket i log tråden, hvor de én efter én bliver logget ned.</text:p>
      <text:p text:style-name="P31">Levetid:</text:p>
      <text:p text:style-name="P31">Fra første gang der logges noget.</text:p>
      <text:p text:style-name="P31">Aktiv:</text:p>
      <text:p text:style-name="P31">Når der er log beskeder i kø, ellers venter den.</text:p>
      <text:h text:style-name="P69" text:outline-level="3"><text:soft-page-break/>Info tråd:</text:h>
      <text:p text:style-name="P38"><draw:frame draw:style-name="fr4" draw:name="Ramme7" text:anchor-type="paragraph" svg:width="6.623cm" draw:z-index="14"><draw:text-box fo:min-height="9.627cm"><text:p text:style-name="Illustration"><draw:frame draw:style-name="fr6" draw:name="graphics6" text:anchor-type="paragraph" svg:x="0.004cm" svg:y="0.002cm" svg:width="6.623cm" style:rel-width="100%" svg:height="9.627cm" style:rel-height="scale" draw:z-index="15"><draw:image xlink:href="Pictures/100000000000014D000001E498E5D019.png" xlink:type="simple" xlink:show="embed" xlink:actuate="onLoad"/></draw:frame>Illustration <text:sequence text:ref-name="refIllustration7" text:name="Illustration" text:formula="ooow:Illustration+1" style:num-format="1">8</text:sequence>:Aktivitetsdiagram for Info tråd</text:p></draw:text-box></draw:frame></text:p>
      <text:p text:style-name="P7">Beskrivelse:</text:p>
      <text:p text:style-name="P7">Info tråden bliver brugt hver gang, der skal hentes informationer ned om tabellerne, der vises i GUI´en. Dette er for, at resten GUI´en ikke fryser fast, mens informationen hentes ned, eller hvis der ikke er database adgang. Det er teknisk set to forskellige tråde, men de minder meget om hinanden – den eneste forskel er, at den ene henter eksisterende tabeller, og den anden henter selve informationen om tabellerne ned.</text:p>
      <text:p text:style-name="P7"/>
      <text:p text:style-name="P7">Levetid:</text:p>
      <text:p text:style-name="P7">Når brugeren beder om info fra databasen, til det er hentet ned.</text:p>
      <text:p text:style-name="P7"/>
      <text:p text:style-name="P7">Aktiv:</text:p>
      <text:p text:style-name="P7">Mens data hentes ned.</text:p>
      <text:p text:style-name="P7"/>
      <text:p text:style-name="P7"/>
      <text:p text:style-name="P7"/>
      <text:p text:style-name="P7"/>
      <text:p text:style-name="P7"/>
      <text:p text:style-name="Standard"><text:line-break/></text:p>
      <text:p text:style-name="P36"/>
      <text:h text:style-name="P59" text:outline-level="1"><text:soft-page-break/>Deployment view</text:h>
      <text:h text:style-name="P64" text:outline-level="2">Oversigt over systemkonfigureringer</text:h>
      <text:p text:style-name="P14"/>
      <text:h text:style-name="P64" text:outline-level="2"><draw:frame draw:style-name="fr4" draw:name="Ramme8" text:anchor-type="paragraph" svg:width="11.352cm" draw:z-index="16"><draw:text-box fo:min-height="10.345cm"><text:p text:style-name="Illustration"><draw:frame draw:style-name="fr6" draw:name="graphics3" text:anchor-type="paragraph" svg:x="0.004cm" svg:y="0.002cm" svg:width="11.352cm" style:rel-width="100%" svg:height="10.345cm" style:rel-height="scale" draw:z-index="17"><draw:image xlink:href="Pictures/10000000000001AD00000187A71632FA.png" xlink:type="simple" xlink:show="embed" xlink:actuate="onLoad"/></draw:frame>Illustration <text:sequence text:ref-name="refIllustration8" text:name="Illustration" text:formula="ooow:Illustration+1" style:num-format="1">9</text:sequence>:Deployment diagram </text:p></draw:text-box></draw:frame></text:h>
      <text:h text:style-name="P64" text:outline-level="2">Node beskrivelser</text:h>
      <text:h text:style-name="P69" text:outline-level="3">SCORBOT-ER4u:</text:h>
      <text:p text:style-name="P31">Robotten som udfører operationerne til sorteringsprocessen.</text:p>
      <text:h text:style-name="P69" text:outline-level="3">USB-Controller:</text:h>
      <text:p text:style-name="P31">Forbindelse mellem 'workstation' og andre komponenterne som kan styres fra programmet eller hentes værdier fra.</text:p>
      <text:h text:style-name="P69" text:outline-level="3">STK500:</text:h>
      <text:p text:style-name="P31">Mellemled mellem 'workstation' og 'weight', så der kan tages målinger fra programmet.</text:p>
      <text:h text:style-name="P69" text:outline-level="3">Workstation:</text:h>
      <text:p text:style-name="P31">Computeren hvor programmet(SIR) køres på.</text:p>
      <text:h text:style-name="P69" text:outline-level="3"><text:soft-page-break/>Sensor:</text:h>
      <text:p text:style-name="P31">Lys sensor, som registrerer at der er et objekt eller ej foran den.</text:p>
      <text:h text:style-name="P69" text:outline-level="3">Conveyerbelt:</text:h>
      <text:p text:style-name="P31">Transportbånd til transport af klodserne, som skal sorteres. På den er monteret 'sensor'.</text:p>
      <text:h text:style-name="P69" text:outline-level="3">Weight:</text:h>
      <text:p text:style-name="P31">Vægt som der kan tages målinger. </text:p>
      <text:h text:style-name="P59" text:outline-level="1">Development view</text:h>
      <text:h text:style-name="P64" text:outline-level="2">Oversigt</text:h>
      <text:p text:style-name="P27"><draw:frame draw:style-name="fr1" draw:name="Ramme9" text:anchor-type="paragraph" svg:width="11.603cm" draw:z-index="18"><draw:text-box fo:min-height="7.181cm"><text:p text:style-name="Illustration"><draw:frame draw:style-name="fr6" draw:name="grafik1" text:anchor-type="paragraph" svg:x="0.004cm" svg:y="0.002cm" svg:width="11.603cm" style:rel-width="100%" svg:height="7.181cm" style:rel-height="scale" draw:z-index="19"><draw:image xlink:href="Pictures/2000004700002D5200001C0DE740F0E3.svm" xlink:type="simple" xlink:show="embed" xlink:actuate="onLoad"/></draw:frame>Illustration <text:sequence text:ref-name="refIllustration9" text:name="Illustration" text:formula="ooow:Illustration+1" style:num-format="1">10</text:sequence>:Package diagram</text:p></draw:text-box></draw:frame></text:p>
      <text:p text:style-name="Standard"/>
      <text:h text:style-name="P64" text:outline-level="2"/>
      <text:h text:style-name="P64" text:outline-level="2"/>
      <text:h text:style-name="P64" text:outline-level="2"/>
      <text:h text:style-name="P64" text:outline-level="2"/>
      <text:p text:style-name="P14"/>
      <text:p text:style-name="P14"/>
      <text:p text:style-name="P14"/>
      <text:p text:style-name="Text_20_body">RoboGO package indeholder GUI og viewmodel klasser.</text:p>
      <text:p text:style-name="Text_20_body">ControlSystem indeholder alle de funktionelle klasser.</text:p>
      <text:p text:style-name="Text_20_body">SqlInteraction indeholder klasser, som kommunikerer med databasen</text:p>
      <text:h text:style-name="P64" text:outline-level="2">Komponentbeskrivelser</text:h>
      <text:p text:style-name="P28">Se dokumentation på CD´en <text:s/>for kode dokumentation(”kode autogen dokumentation.pdf”).</text:p>
      <text:p text:style-name="P28"/>
      <text:h text:style-name="P59" text:outline-level="1">Generelle arkitekturbeslutninger</text:h>
      <text:p text:style-name="P12">Dette afsnit beskriver de beslutninger vi har taget om arkitekturdesign.</text:p>
      <text:h text:style-name="P68" text:outline-level="2"><text:soft-page-break/>Arkitekturmål og begrænsninger</text:h>
      <text:p text:style-name="Text_20_body"/>
      <text:p text:style-name="P27">Som krav og begrænsninger er der blevet sat følgende, der skal overholdes:</text:p>
      <text:list xml:id="list20501535" text:style-name="L5">
        <text:list-item>
          <text:p text:style-name="P73">En database skal kunne opbevare og manipulere relevante data fra processen.</text:p>
        </text:list-item>
        <text:list-item>
          <text:p text:style-name="P73">En IDE skal kunne fremstille programmer til styring af robottens proces.</text:p>
        </text:list-item>
        <text:list-item>
          <text:p text:style-name="P73">En simulator skal kunne simulere den fysiske robot, således at der kan skiftes mellem den 'ægte' robot og simulatoren. </text:p>
        </text:list-item>
        <text:list-item>
          <text:p text:style-name="P73">Et styreprogram udformet som GUI, der programmeres i C#.</text:p>
        </text:list-item>
        <text:list-item>
          <text:p text:style-name="P73">Et system, der kan måle klodsers masse og rumfang.</text:p>
        </text:list-item>
      </text:list>
      <text:h text:style-name="P68" text:outline-level="2">Arkitektur mønstre</text:h>
      <text:p text:style-name="P27">Vi har valgt at bruge MVVM pattern til at implementere programmet.</text:p>
      <text:p text:style-name="P27">Dette er blevet valgt da C# med WPF giver relativ nem mulighed for at implementere med MVVM pattern. Ting som DataBinding og Commands.</text:p>
      <text:p text:style-name="P27">Andre patterns der er blevet brugt er Singleton og Factory sammen med Indirection for at fjerne afhængighed fra forskellige komponenter i systemet samt at flere klasser havde brug for at deles om de samme klasse instanser.</text:p>
      <text:h text:style-name="P68" text:outline-level="2">Generelle brugergrænsefladeregler</text:h>
      <text:p text:style-name="P27">Systemet skal være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68" text:outline-level="2">Fejlhåndtering</text:h>
      <text:p text:style-name="P27">Vi har implementeret fejlhåndtering ved , at systemet gennem GUI'en informerer, hvis der er lavet en ustabil opstart. Hvis de nødvendige filer m.m. ikke er initialiseret ordentligt, kan dette dog tjekkes ved at tjekke forbindelsen mellem GUI'en og robotten.</text:p>
      <text:h text:style-name="P68" text:outline-level="2">Implementeringssprog og værktøjer</text:h>
      <text:p text:style-name="P24">Implementeringssprog har primært været C#, men der har også været anvendt SQL og <text:soft-page-break/>C. </text:p>
      <text:p text:style-name="P24">Til programmet:</text:p>
      <text:list xml:id="list20501041" text:style-name="L6">
        <text:list-item>
          <text:p text:style-name="P76">Visual Studio 2010 hvor der er brugt C# og IronPython</text:p>
        </text:list-item>
        <text:list-item>
          <text:p text:style-name="P76">GIT til versionskontrol</text:p>
        </text:list-item>
        <text:list-item>
          <text:p text:style-name="P76">LibreOffice til dokumentation</text:p>
        </text:list-item>
        <text:list-item>
          <text:p text:style-name="P76">Visio til UML tegninger</text:p>
        </text:list-item>
        <text:list-item>
          <text:p text:style-name="P76">ScrumWise for Scrum framework</text:p>
        </text:list-item>
      </text:list>
      <text:p text:style-name="P24">Til databasen:</text:p>
      <text:list xml:id="list20508048" text:style-name="L7">
        <text:list-item>
          <text:p text:style-name="P77">Microsoft SQL Server Management Studio </text:p>
        </text:list-item>
        <text:list-item>
          <text:p text:style-name="P77">Database Design Studio Lite (DDS Lite)</text:p>
        </text:list-item>
      </text:list>
      <text:p text:style-name="P24">Andet:</text:p>
      <text:list xml:id="list20509615" text:style-name="L8">
        <text:list-item>
          <text:p text:style-name="P78">CodeVision for STK500 programmering</text:p>
        </text:list-item>
        <text:list-item>
          <text:p text:style-name="P78">STK500 for målinger fra vejecellen</text:p>
        </text:list-item>
      </text:list>
      <text:h text:style-name="P68" text:outline-level="2">Implementeringsbiblioteker</text:h>
      <text:list xml:id="list20499919" text:style-name="L9">
        <text:list-item>
          <text:p text:style-name="P74">USBC.dll</text:p>
        </text:list-item>
        <text:list-item>
          <text:p text:style-name="P74">NUnit. </text:p>
        </text:list-item>
        <text:list-item>
          <text:p text:style-name="P74">DotCover.</text:p>
        </text:list-item>
      </text:list>
      <text:list xml:id="list20503141" text:style-name="L10">
        <text:list-item>
          <text:p text:style-name="P75">MVVMToolkit </text:p>
        </text:list-item>
      </text:list>
      <text:h text:style-name="P60" text:outline-level="1">Størrelse og ydelse</text:h>
      <text:p text:style-name="P27">Programmet er udviklet til at køre på Windows platformen, på en standard computer med .NET 4.0 installeret.</text:p>
      <text:h text:style-name="P61" text:outline-level="1"><text:soft-page-break/>Oversættelse </text:h>
      <text:h text:style-name="P66" text:outline-level="2">Oversættelse-hardware</text:h>
      <text:p text:style-name="P27">Computer med minimum XP(Service Pack 2)(32/64-bit) og installeret SDK for .NET 4.</text:p>
      <text:p text:style-name="P27">Herudover skal bruges STK500 på grund af vejecelle kommunikation.</text:p>
      <text:h text:style-name="P66" text:outline-level="2">Oversættelse-software</text:h>
      <text:p text:style-name="P23">Selve I4PRJ4 Robot programmet kan afvikles på en Windows maskine med .NET installeret. </text:p>
      <text:p text:style-name="P25">Windows maskinen skal være på skolens netværk for at kunne etablere forbindelse til skolens database server, og dermed forbinde til systems database.</text:p>
      <text:p text:style-name="P25">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66" text:outline-level="2">Oversættelse og linkning</text:h>
      <text:p text:style-name="P22">Tekst.</text:p>
      <text:h text:style-name="P65" text:outline-level="2">Installation</text:h>
      <text:p text:style-name="P16">Tekst.</text:p>
      <text:h text:style-name="P59" text:outline-level="1">Kørsel</text:h>
      <text:h text:style-name="P64" text:outline-level="2">Kørsels-hardware</text:h>
      <text:p text:style-name="P27">SCORBOT-ER4u med tilhørende USB-Controller, vægt og vejecelle, som er blevet udleveret til os.</text:p>
      <text:h text:style-name="P64" text:outline-level="2">Kørsels-software</text:h>
      <text:p text:style-name="P27">Vores SIR program med USBC.dll fra SCORBASE, som vores interface til USB-Controlleren.</text:p>
      <text:h text:style-name="P64" text:outline-level="2"><text:soft-page-break/>Start og stop</text:h>
      <text:p text:style-name="P27">Sker ved manuel opstart af programmet og afslutning af dette.</text:p>
      <text:h text:style-name="P64" text:outline-level="2">Informationsdisplay</text:h>
      <text:p text:style-name="Standard"/>
      <text:p text:style-name="Standard"><text:s/></text:p>
      <text:h text:style-name="P59" text:outline-level="1">Bilag</text:h>
      <text:p text:style-name="P12">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Aarhus Universitet</text:p>
            </table:table-cell>
            <table:table-cell table:style-name="Tabel2.A1" office:value-type="string">
              <text:p text:style-name="Footer"/>
            </table:table-cell>
            <table:table-cell table:style-name="Tabel2.A1" office:value-type="string">
              <text:p text:style-name="MP4">Side <text:page-number text:select-page="current">23</text:page-number> af <text:page-count>23</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02T16:49:34.36</meta:creation-date>
    <dc:date>2012-06-01T00:39:33.99</dc:date>
    <meta:editing-duration>PT17H42M2S</meta:editing-duration>
    <meta:editing-cycles>175</meta:editing-cycles>
    <meta:generator>OpenOffice.org/3.3$Win32 OpenOffice.org_project/330m20$Build-9567</meta:generator>
    <meta:document-statistic meta:table-count="3" meta:image-count="11" meta:object-count="0" meta:page-count="23" meta:paragraph-count="309" meta:word-count="2393" meta:character-count="16058"/>
    <dc:creator>Cong Thanh Dao</dc:creator>
  </office:meta>
</office:document-meta>
</file>